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fe53c" officeooo:paragraph-rsid="001fe53c"/>
    </style:style>
    <style:style style:name="P2" style:family="paragraph" style:parent-style-name="Standard">
      <style:text-properties officeooo:rsid="002089d3" officeooo:paragraph-rsid="002089d3"/>
    </style:style>
    <style:style style:name="P3" style:family="paragraph" style:parent-style-name="Standard">
      <style:text-properties officeooo:rsid="00223dca" officeooo:paragraph-rsid="00223dca"/>
    </style:style>
    <style:style style:name="P4" style:family="paragraph" style:parent-style-name="Standard">
      <style:text-properties officeooo:rsid="0025063b" officeooo:paragraph-rsid="0025063b"/>
    </style:style>
    <style:style style:name="T1" style:family="text">
      <style:text-properties officeooo:rsid="0023f3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me : Every 10 seconds</text:p>
      <text:p text:style-name="P1"/>
      <text:p text:style-name="P2">Mini jeux → pas possible</text:p>
      <text:p text:style-name="P2"/>
      <text:p text:style-name="P3">Un truc qui apparaît</text:p>
      <text:p text:style-name="P3"/>
      <text:p text:style-name="P3">donjon, tu change de piece tt les 10 secondes</text:p>
      <text:p text:style-name="P3">donc systeme de progression cassé</text:p>
      <text:p text:style-name="P3"/>
      <text:p text:style-name="P4">« box echec »</text:p>
      <text:p text:style-name="P4"/>
      <text:p text:style-name="P4">retracer un dessin tt les 10 secondes</text:p>
      <text:p text:style-name="P4">+ d accuracy = + de points</text:p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01T00:20:57.090000000</dc:date>
    <meta:editing-duration>PT13M30S</meta:editing-duration>
    <meta:editing-cycles>6</meta:editing-cycles>
    <meta:generator>LibreOffice/7.2.1.2$Windows_X86_64 LibreOffice_project/87b77fad49947c1441b67c559c339af8f3517e22</meta:generator>
    <meta:document-statistic meta:table-count="0" meta:image-count="0" meta:object-count="0" meta:page-count="1" meta:paragraph-count="8" meta:word-count="46" meta:character-count="222" meta:non-whitespace-character-count="184"/>
  </office:meta>
</office:document-meta>
</file>